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0.902cm" style:rel-column-width="65535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3" style:family="table-row">
      <style:table-row-properties style:row-height="9.999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0b5bd" officeooo:paragraph-rsid="0074df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8pt" fo:font-style="normal" style:text-underline-style="none" fo:font-weight="bold" officeooo:rsid="0010b5bd" officeooo:paragraph-rsid="008677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7f49e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2pt" fo:font-style="normal" style:text-underline-style="none" fo:font-weight="bold" officeooo:rsid="0010b5bd" officeooo:paragraph-rsid="0074df1f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677d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4d42c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4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"><text:placeholder text:placeholder-type="text">&lt;for each="o in get_objects(data)"&gt;</text:placeholder></text:p>
          </table:table-cell>
        </table:table-row>
        <table:table-row table:style-name="Tabella1.2">
          <table:table-cell table:style-name="Tabella1.A1" office:value-type="string">
            <text:p text:style-name="P6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5"><text:placeholder text:placeholder-type="text">&lt;o.sscc&gt;</text:placeholder></text:p>
          </table:table-cell>
        </table:table-row>
        <table:table-row table:style-name="Tabella1.3">
          <table:table-cell table:style-name="Tabella1.A1" office:value-type="string">
            <text:p text:style-name="P14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12">Destinazione: </text:p>
            <text:p text:style-name="P10"><text:placeholder text:placeholder-type="text">&lt;o.order_id.delivery_at&gt;</text:placeholder></text:p>
            <text:p text:style-name="P11"><text:placeholder text:placeholder-type="text">&lt;o.order_id.delivery_address&gt;</text:placeholder></text:p>
            <text:p text:style-name="P13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13"><text:span text:style-name="T5">O</text:span>rdine:<text:span text:style-name="T2"> </text:span><text:span text:style-name="T4"><text:placeholder text:placeholder-type="text">&lt;o.order_id.name.split('-')[0]&gt;</text:placeholder></text:span></text:p>
          </table:table-cell>
        </table:table-row>
        <text:soft-page-break/>
        <table:table-row table:style-name="Tabella1.4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ext:p text:style-name="P8"/>
      <text:p text:style-name="P7"/>
      <text:p text:style-name="P3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06T13:48:42.700598163</dc:date>
    <dc:creator>thebrush </dc:creator>
    <meta:editing-duration>PT5H51M56S</meta:editing-duration>
    <meta:editing-cycles>136</meta:editing-cycles>
    <meta:document-statistic meta:table-count="1" meta:image-count="0" meta:object-count="0" meta:page-count="2" meta:paragraph-count="10" meta:word-count="15" meta:character-count="216" meta:non-whitespace-character-count="209"/>
  </office:meta>
</office:document-meta>
</file>